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9.95cm" fo:min-width="18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7.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28cm" fo:min-width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4.1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2.5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.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1cm" svg:x="1cm" svg:y="1cm">
          <text:p text:style-name="P1"><text:span text:style-name="T1">L</text:span><text:span text:style-name="T1">o</text:span><text:span text:style-name="T1">g</text:span><text:span text:style-name="T1">o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P</text:span><text:span text:style-name="T1">r</text:span><text:span text:style-name="T1">e</text:span><text:span text:style-name="T1">m</text:span><text:span text:style-name="T1">i</text:span><text:span text:style-name="T1">u</text:span><text:span text:style-name="T1">m</text:span><text:span text:style-name="T1"> </text:span><text:span text:style-name="T1">A</text:span><text:span text:style-name="T1">i</text:span><text:span text:style-name="T1">d</text:span><text:span text:style-name="T1">e</text:span><text:span text:style-name="T1"> </text:span><text:span text:style-name="T1">T</text:span><text:span text:style-name="T1">é</text:span><text:span text:style-name="T1">l</text:span><text:span text:style-name="T1">é</text:span><text:span text:style-name="T1">c</text:span><text:span text:style-name="T1">h</text:span><text:span text:style-name="T1">a</text:span><text:span text:style-name="T1">r</text:span><text:span text:style-name="T1">g</text:span><text:span text:style-name="T1">e</text:span><text:span text:style-name="T1">r</text:span><text:span text:style-name="T1"> </text:span><text:span text:style-name="T1"><text:s/></text:span><text:span text:style-name="T1">|</text:span><text:span text:style-name="T1"> </text:span><text:span text:style-name="T1"><text:s/></text:span><text:span text:style-name="T1">S</text:span><text:span text:style-name="T1">’</text:span><text:span text:style-name="T1">i</text:span><text:span text:style-name="T1">n</text:span><text:span text:style-name="T1">s</text:span><text:span text:style-name="T1">c</text:span><text:span text:style-name="T1">r</text:span><text:span text:style-name="T1">i</text:span><text:span text:style-name="T1">r</text:span><text:span text:style-name="T1">e</text:span><text:span text:style-name="T1"> </text:span><text:span text:style-name="T1">S</text:span><text:span text:style-name="T1">e</text:span><text:span text:style-name="T1"> 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0.2cm" svg:x="1cm" svg:y="1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546cm" svg:height="0.962cm" svg:x="6.654cm" svg:y="5.738cm">
          <draw:text-box>
            <text:p>De la musique pour tous.</text:p>
          </draw:text-box>
        </draw:frame>
        <draw:frame draw:style-name="gr3" draw:text-style-name="P4" draw:layer="layout" svg:width="12.982cm" svg:height="0.806cm" svg:x="3.8cm" svg:y="7.2cm">
          <draw:text-box>
            <text:p text:style-name="P3"><text:span text:style-name="T2">Des millions de titres. Aucune carte de crédit nécessaire.</text:span></text:p>
          </draw:text-box>
        </draw:frame>
        <draw:custom-shape draw:style-name="gr4" draw:text-style-name="P5" draw:layer="layout" svg:width="7.6cm" svg:height="0.8cm" svg:x="6.7cm" svg:y="8.7cm">
          <text:p text:style-name="P1"><text:span text:style-name="T2">TELECHARGER SPOTIFY FREE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cm" svg:y1="1cm" svg:x2="20cm" svg:y2="15.8cm">
          <text:p/>
        </draw:line>
        <draw:line draw:style-name="gr5" draw:text-style-name="P6" draw:layer="layout" svg:x1="1cm" svg:y1="15.8cm" svg:x2="20cm" svg:y2="1cm">
          <text:p/>
        </draw:line>
        <draw:custom-shape draw:style-name="gr6" draw:text-style-name="P1" draw:layer="layout" svg:width="1.2cm" svg:height="1.1cm" svg:x="14.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cm" svg:height="1.1cm" svg:x="16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cm" svg:height="1.1cm" svg:x="17.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907cm" svg:height="1.562cm" svg:x="1.6cm" svg:y="16.6cm">
          <draw:text-box>
            <text:p>Logo</text:p>
          </draw:text-box>
        </draw:frame>
        <draw:custom-shape draw:style-name="gr8" draw:text-style-name="P1" draw:layer="layout" svg:width="3cm" svg:height="4.4cm" draw:transform="skewX (-0.00925024503556995) rotate (-0.00925024503556962) translate (3.9cm 16.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cm" svg:height="4.4cm" draw:transform="skewX (-0.00925024503556995) rotate (-0.00925024503556962) translate (10cm 16.7cm)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cm" svg:height="4.4cm" draw:transform="skewX (-0.00925024503556995) rotate (-0.00925024503556962) translate (6.8cm 16.8cm)">
          <text:p text:style-name="P8"><text:span text:style-name="T3">Espac</text:span><text:span text:style-name="T3">es </text:span><text:span text:style-name="T3">artistes</text:span></text:p>
          <text:p text:style-name="P8"><text:span text:style-name="T3">Dévelo</text:span><text:span text:style-name="T3">ppeurs</text:span></text:p>
          <text:p text:style-name="P8"><text:span text:style-name="T3">Marqu</text:span><text:span text:style-name="T3">es</text:span></text:p>
          <text:p text:style-name="P8"><text:span text:style-name="T3">Investi</text:span><text:span text:style-name="T3">sseurs</text:span></text:p>
          <text:p text:style-name="P8"><text:span text:style-name="T3">Fourni</text:span><text:span text:style-name="T3">sseurs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.276cm" svg:height="0.839cm" svg:x="4.324cm" svg:y="16.8cm">
          <draw:text-box>
            <text:p text:style-name="P9"><text:span text:style-name="T1">Societé</text:span></text:p>
          </draw:text-box>
        </draw:frame>
        <draw:frame draw:style-name="gr3" draw:text-style-name="P4" draw:layer="layout" svg:width="3.47cm" svg:height="0.806cm" svg:x="6.7cm" svg:y="16.761cm">
          <draw:text-box>
            <text:p text:style-name="P3"><text:span text:style-name="T2">Communauté</text:span></text:p>
          </draw:text-box>
        </draw:frame>
        <draw:frame draw:style-name="gr3" draw:text-style-name="P10" draw:layer="layout" svg:width="3.169cm" svg:height="0.839cm" svg:x="9.9cm" svg:y="16.661cm">
          <draw:text-box>
            <text:p><text:span text:style-name="T1">Liens utiles</text:span></text:p>
          </draw:text-box>
        </draw:frame>
        <draw:frame draw:style-name="gr3" draw:text-style-name="P12" draw:layer="layout" svg:width="3.347cm" svg:height="1.673cm" svg:x="3.633cm" svg:y="17.613cm">
          <draw:text-box>
            <text:p text:style-name="P11"><text:span text:style-name="T3">A propos</text:span></text:p>
            <text:p text:style-name="P11"><text:span text:style-name="T3">Offres d’emploi</text:span></text:p>
            <text:p text:style-name="P11"><text:span text:style-name="T3">For the record</text:span></text:p>
          </draw:text-box>
        </draw:frame>
        <draw:frame draw:style-name="gr3" draw:text-style-name="P12" draw:layer="layout" svg:width="2.818cm" svg:height="1.199cm" svg:x="9.982cm" svg:y="18.101cm">
          <draw:text-box>
            <text:p><text:span text:style-name="T3">Aide</text:span></text:p>
            <text:p><text:span text:style-name="T3">Lecteur web</text:span></text:p>
          </draw:text-box>
        </draw:frame>
        <draw:frame draw:style-name="gr3" draw:text-style-name="P14" draw:layer="layout" svg:width="11.551cm" svg:height="0.569cm" svg:x="1.098cm" svg:y="24.775cm">
          <draw:text-box>
            <text:p text:style-name="P13"><text:span text:style-name="T4">Légal <text:s text:c="2"/>Centre de confidentialité <text:s text:c="2"/>Protection des données <text:s text:c="2"/>Cookies <text:s text:c="2"/>A propos des pubs</text:span></text:p>
          </draw:text-box>
        </draw:frame>
        <draw:frame draw:style-name="gr3" draw:text-style-name="P2" draw:layer="layout" svg:width="3.347cm" svg:height="1.75cm" svg:x="16.6cm" svg:y="24.15cm">
          <draw:text-box>
            <text:p><text:span text:style-name="T5">France</text:span></text:p>
            <text:p><text:span text:style-name="T5">© 2019 Spotify AB</text:span></text:p>
            <text:p/>
          </draw:text-box>
        </draw:frame>
        <draw:custom-shape draw:style-name="gr10" draw:text-style-name="P1" draw:layer="layout" svg:width="0.8cm" svg:height="0.5cm" svg:x="18.4cm" svg:y="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9:18:29.001366469</meta:creation-date>
    <dc:date>2019-02-18T09:34:40.004163532</dc:date>
    <meta:editing-duration>PT5M20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